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01-05-2009</text:p>
          </table:table-cell>
          <table:table-cell table:style-name="ce2" table:formula="of:=DATEVALUE([.A1])" office:value-type="date" office:date-value="2009-05-01" calcext:value-type="date">
            <text:p>2009-05-01</text:p>
          </table:table-cell>
          <table:table-cell/>
          <table:table-cell table:style-name="ce2" office:value-type="date" office:date-value="2009-05-01" calcext:value-type="date">
            <text:p>2009-05-01</text:p>
          </table:table-cell>
        </table:table-row>
        <table:table-row table:style-name="ro1">
          <table:table-cell office:value-type="string" calcext:value-type="string">
            <text:p>01-12-2016</text:p>
          </table:table-cell>
          <table:table-cell table:style-name="ce2" table:formula="of:=DATEVALUE([.A2])" office:value-type="date" office:date-value="2016-12-01" calcext:value-type="date">
            <text:p>2016-12-01</text:p>
          </table:table-cell>
          <table:table-cell/>
          <table:table-cell table:style-name="ce2"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02-12-2021</text:p>
          </table:table-cell>
          <table:table-cell table:style-name="ce2" table:formula="of:=DATEVALUE([.A3])" office:value-type="date" office:date-value="2021-12-02" calcext:value-type="date">
            <text:p>2021-12-02</text:p>
          </table:table-cell>
          <table:table-cell/>
          <table:table-cell table:style-name="ce2" office:value-type="date" office:date-value="2021-12-02" calcext:value-type="date">
            <text:p>2021-12-02</text:p>
          </table:table-cell>
        </table:table-row>
        <table:table-row table:style-name="ro1">
          <table:table-cell office:value-type="string" calcext:value-type="string">
            <text:p>04-01-2012</text:p>
          </table:table-cell>
          <table:table-cell table:style-name="ce2" table:formula="of:=DATEVALUE([.A4])" office:value-type="date" office:date-value="2012-01-04" calcext:value-type="date">
            <text:p>2012-01-04</text:p>
          </table:table-cell>
          <table:table-cell/>
          <table:table-cell table:style-name="ce2" office:value-type="date" office:date-value="2012-01-04" calcext:value-type="date">
            <text:p>2012-01-04</text:p>
          </table:table-cell>
        </table:table-row>
        <table:table-row table:style-name="ro1">
          <table:table-cell office:value-type="string" calcext:value-type="string">
            <text:p>04-03-2010</text:p>
          </table:table-cell>
          <table:table-cell table:style-name="ce2" table:formula="of:=DATEVALUE([.A5])" office:value-type="date" office:date-value="2010-03-04" calcext:value-type="date">
            <text:p>2010-03-04</text:p>
          </table:table-cell>
          <table:table-cell/>
          <table:table-cell table:style-name="ce2" office:value-type="date" office:date-value="2010-03-04" calcext:value-type="date">
            <text:p>2010-03-04</text:p>
          </table:table-cell>
        </table:table-row>
        <table:table-row table:style-name="ro1">
          <table:table-cell office:value-type="string" calcext:value-type="string">
            <text:p>04-04-2011</text:p>
          </table:table-cell>
          <table:table-cell table:style-name="ce2" table:formula="of:=DATEVALUE([.A6])" office:value-type="date" office:date-value="2011-04-04" calcext:value-type="date">
            <text:p>2011-04-04</text:p>
          </table:table-cell>
          <table:table-cell/>
          <table:table-cell table:style-name="ce2" office:value-type="date" office:date-value="2011-04-04" calcext:value-type="date">
            <text:p>2011-04-04</text:p>
          </table:table-cell>
        </table:table-row>
        <table:table-row table:style-name="ro1">
          <table:table-cell office:value-type="string" calcext:value-type="string">
            <text:p>07-11-2017</text:p>
          </table:table-cell>
          <table:table-cell table:style-name="ce2" table:formula="of:=DATEVALUE([.A7])" office:value-type="date" office:date-value="2017-11-07" calcext:value-type="date">
            <text:p>2017-11-07</text:p>
          </table:table-cell>
          <table:table-cell/>
          <table:table-cell table:style-name="ce2" office:value-type="date" office:date-value="2017-11-07" calcext:value-type="date">
            <text:p>2017-11-07</text:p>
          </table:table-cell>
        </table:table-row>
        <table:table-row table:style-name="ro1">
          <table:table-cell office:value-type="string" calcext:value-type="string">
            <text:p>08-05-2008</text:p>
          </table:table-cell>
          <table:table-cell table:style-name="ce2" table:formula="of:=DATEVALUE([.A8])" office:value-type="date" office:date-value="2008-05-08" calcext:value-type="date">
            <text:p>2008-05-08</text:p>
          </table:table-cell>
          <table:table-cell/>
          <table:table-cell table:style-name="ce2" office:value-type="date" office:date-value="2008-05-08" calcext:value-type="date">
            <text:p>2008-05-08</text:p>
          </table:table-cell>
        </table:table-row>
        <table:table-row table:style-name="ro1">
          <table:table-cell office:value-type="string" calcext:value-type="string">
            <text:p>09-02-2010</text:p>
          </table:table-cell>
          <table:table-cell table:style-name="ce2" table:formula="of:=DATEVALUE([.A9])" office:value-type="date" office:date-value="2010-02-09" calcext:value-type="date">
            <text:p>2010-02-09</text:p>
          </table:table-cell>
          <table:table-cell/>
          <table:table-cell table:style-name="ce2" office:value-type="date" office:date-value="2010-02-09" calcext:value-type="date">
            <text:p>2010-02-09</text:p>
          </table:table-cell>
        </table:table-row>
        <table:table-row table:style-name="ro1">
          <table:table-cell office:value-type="string" calcext:value-type="string">
            <text:p>1 janvier 2016</text:p>
          </table:table-cell>
          <table:table-cell table:style-name="ce2" table:formula="of:=DATEVALUE([.A10])" office:value-type="date" office:date-value="2016-01-01" calcext:value-type="date">
            <text:p>2016-01-01</text:p>
          </table:table-cell>
          <table:table-cell/>
          <table:table-cell table:style-name="ce2" office:value-type="date" office:date-value="2016-01-01" calcext:value-type="date">
            <text:p>2016-01-01</text:p>
          </table:table-cell>
        </table:table-row>
        <table:table-row table:style-name="ro1">
          <table:table-cell office:value-type="string" calcext:value-type="string">
            <text:p>1 mars 1994</text:p>
          </table:table-cell>
          <table:table-cell table:style-name="ce2" table:formula="of:=DATEVALUE([.A11])" office:value-type="date" office:date-value="1994-03-01" calcext:value-type="date">
            <text:p>1994-03-01</text:p>
          </table:table-cell>
          <table:table-cell/>
          <table:table-cell table:style-name="ce2" office:value-type="date" office:date-value="1994-03-01" calcext:value-type="date">
            <text:p>1994-03-01</text:p>
          </table:table-cell>
        </table:table-row>
        <table:table-row table:style-name="ro1">
          <table:table-cell office:value-type="string" calcext:value-type="string">
            <text:p>1 mars 2008</text:p>
          </table:table-cell>
          <table:table-cell table:style-name="ce2" table:formula="of:=DATEVALUE([.A12])" office:value-type="date" office:date-value="2008-03-01" calcext:value-type="date">
            <text:p>2008-03-01</text:p>
          </table:table-cell>
          <table:table-cell/>
          <table:table-cell table:style-name="ce2" office:value-type="date" office:date-value="2008-03-01" calcext:value-type="date">
            <text:p>2008-03-01</text:p>
          </table:table-cell>
        </table:table-row>
        <table:table-row table:style-name="ro1">
          <table:table-cell office:value-type="string" calcext:value-type="string">
            <text:p>10 octobre 2017</text:p>
          </table:table-cell>
          <table:table-cell table:style-name="ce2" table:formula="of:=DATEVALUE([.A13])" office:value-type="date" office:date-value="2017-10-10" calcext:value-type="date">
            <text:p>2017-10-10</text:p>
          </table:table-cell>
          <table:table-cell/>
          <table:table-cell table:style-name="ce2" office:value-type="date" office:date-value="2017-10-10" calcext:value-type="date">
            <text:p>2017-10-10</text:p>
          </table:table-cell>
        </table:table-row>
        <table:table-row table:style-name="ro1">
          <table:table-cell office:value-type="string" calcext:value-type="string">
            <text:p>11 août 2014</text:p>
          </table:table-cell>
          <table:table-cell table:style-name="ce2" table:formula="of:=DATEVALUE([.A14])" office:value-type="date" office:date-value="2014-08-11" calcext:value-type="date">
            <text:p>2014-08-11</text:p>
          </table:table-cell>
          <table:table-cell/>
          <table:table-cell table:style-name="ce2" office:value-type="date" office:date-value="2014-08-11" calcext:value-type="date">
            <text:p>2014-08-11</text:p>
          </table:table-cell>
        </table:table-row>
        <table:table-row table:style-name="ro1">
          <table:table-cell office:value-type="string" calcext:value-type="string">
            <text:p>11 juillet 2017</text:p>
          </table:table-cell>
          <table:table-cell table:style-name="ce2" table:formula="of:=DATEVALUE([.A15])" office:value-type="date" office:date-value="2017-07-11" calcext:value-type="date">
            <text:p>2017-07-11</text:p>
          </table:table-cell>
          <table:table-cell/>
          <table:table-cell table:style-name="ce2" office:value-type="date" office:date-value="2017-07-11" calcext:value-type="date">
            <text:p>2017-07-11</text:p>
          </table:table-cell>
        </table:table-row>
        <table:table-row table:style-name="ro1">
          <table:table-cell office:value-type="string" calcext:value-type="string">
            <text:p>11 mars 2011</text:p>
          </table:table-cell>
          <table:table-cell table:style-name="ce2" table:formula="of:=DATEVALUE([.A16])" office:value-type="date" office:date-value="2011-03-11" calcext:value-type="date">
            <text:p>2011-03-11</text:p>
          </table:table-cell>
          <table:table-cell/>
          <table:table-cell table:style-name="ce2" office:value-type="date" office:date-value="2011-03-11" calcext:value-type="date">
            <text:p>2011-03-11</text:p>
          </table:table-cell>
        </table:table-row>
        <table:table-row table:style-name="ro1">
          <table:table-cell office:value-type="string" calcext:value-type="string">
            <text:p>11 septembre 2018</text:p>
          </table:table-cell>
          <table:table-cell table:style-name="ce2" table:formula="of:=DATEVALUE([.A17])" office:value-type="date" office:date-value="2018-09-11" calcext:value-type="date">
            <text:p>2018-09-11</text:p>
          </table:table-cell>
          <table:table-cell/>
          <table:table-cell table:style-name="ce2" office:value-type="date" office:date-value="2018-09-11" calcext:value-type="date">
            <text:p>2018-09-11</text:p>
          </table:table-cell>
        </table:table-row>
        <table:table-row table:style-name="ro1">
          <table:table-cell office:value-type="string" calcext:value-type="string">
            <text:p>12 décembre 2014</text:p>
          </table:table-cell>
          <table:table-cell table:style-name="ce2" table:formula="of:=DATEVALUE([.A18])" office:value-type="date" office:date-value="2014-12-12" calcext:value-type="date">
            <text:p>2014-12-12</text:p>
          </table:table-cell>
          <table:table-cell/>
          <table:table-cell table:style-name="ce2" office:value-type="date" office:date-value="2014-12-12" calcext:value-type="date">
            <text:p>2014-12-12</text:p>
          </table:table-cell>
        </table:table-row>
        <table:table-row table:style-name="ro1">
          <table:table-cell office:value-type="string" calcext:value-type="string">
            <text:p>12 mars 2015</text:p>
          </table:table-cell>
          <table:table-cell table:style-name="ce2" table:formula="of:=DATEVALUE([.A19])" office:value-type="date" office:date-value="2015-03-12" calcext:value-type="date">
            <text:p>2015-03-12</text:p>
          </table:table-cell>
          <table:table-cell/>
          <table:table-cell table:style-name="ce2" office:value-type="date" office:date-value="2015-03-12" calcext:value-type="date">
            <text:p>2015-03-12</text:p>
          </table:table-cell>
        </table:table-row>
        <table:table-row table:style-name="ro1">
          <table:table-cell office:value-type="string" calcext:value-type="string">
            <text:p>12 septembre 2019</text:p>
          </table:table-cell>
          <table:table-cell table:style-name="ce2" table:formula="of:=DATEVALUE([.A20])" office:value-type="date" office:date-value="2019-09-12" calcext:value-type="date">
            <text:p>2019-09-12</text:p>
          </table:table-cell>
          <table:table-cell/>
          <table:table-cell table:style-name="ce2" office:value-type="date" office:date-value="2019-09-12" calcext:value-type="date">
            <text:p>2019-09-12</text:p>
          </table:table-cell>
        </table:table-row>
        <table:table-row table:style-name="ro1">
          <table:table-cell office:value-type="string" calcext:value-type="string">
            <text:p>12-03-2015</text:p>
          </table:table-cell>
          <table:table-cell table:style-name="ce2" table:formula="of:=DATEVALUE([.A21])" office:value-type="date" office:date-value="2015-03-12" calcext:value-type="date">
            <text:p>2015-03-12</text:p>
          </table:table-cell>
          <table:table-cell/>
          <table:table-cell table:style-name="ce2" office:value-type="date" office:date-value="2015-03-12" calcext:value-type="date">
            <text:p>2015-03-12</text:p>
          </table:table-cell>
        </table:table-row>
        <table:table-row table:style-name="ro1">
          <table:table-cell office:value-type="string" calcext:value-type="string">
            <text:p>12-06-2011</text:p>
          </table:table-cell>
          <table:table-cell table:style-name="ce2" table:formula="of:=DATEVALUE([.A22])" office:value-type="date" office:date-value="2011-06-12" calcext:value-type="date">
            <text:p>2011-06-12</text:p>
          </table:table-cell>
          <table:table-cell/>
          <table:table-cell table:style-name="ce2" office:value-type="date" office:date-value="2011-06-12" calcext:value-type="date">
            <text:p>2011-06-12</text:p>
          </table:table-cell>
        </table:table-row>
        <table:table-row table:style-name="ro1">
          <table:table-cell office:value-type="string" calcext:value-type="string">
            <text:p>12-06-2012</text:p>
          </table:table-cell>
          <table:table-cell table:style-name="ce2" table:formula="of:=DATEVALUE([.A23])" office:value-type="date" office:date-value="2012-06-12" calcext:value-type="date">
            <text:p>2012-06-12</text:p>
          </table:table-cell>
          <table:table-cell/>
          <table:table-cell table:style-name="ce2" office:value-type="date" office:date-value="2012-06-12" calcext:value-type="date">
            <text:p>2012-06-12</text:p>
          </table:table-cell>
        </table:table-row>
        <table:table-row table:style-name="ro1">
          <table:table-cell office:value-type="string" calcext:value-type="string">
            <text:p>12-11-2009</text:p>
          </table:table-cell>
          <table:table-cell table:style-name="ce2" table:formula="of:=DATEVALUE([.A24])" office:value-type="date" office:date-value="2009-11-12" calcext:value-type="date">
            <text:p>2009-11-12</text:p>
          </table:table-cell>
          <table:table-cell/>
          <table:table-cell table:style-name="ce2" office:value-type="date" office:date-value="2009-11-12" calcext:value-type="date">
            <text:p>2009-11-12</text:p>
          </table:table-cell>
        </table:table-row>
        <table:table-row table:style-name="ro1">
          <table:table-cell office:value-type="string" calcext:value-type="string">
            <text:p>14 mai 2011</text:p>
          </table:table-cell>
          <table:table-cell table:style-name="ce2" table:formula="of:=DATEVALUE([.A25])" office:value-type="date" office:date-value="2011-05-14" calcext:value-type="date">
            <text:p>2011-05-14</text:p>
          </table:table-cell>
          <table:table-cell/>
          <table:table-cell table:style-name="ce2" office:value-type="date" office:date-value="2011-05-14" calcext:value-type="date">
            <text:p>2011-05-14</text:p>
          </table:table-cell>
        </table:table-row>
        <table:table-row table:style-name="ro1">
          <table:table-cell office:value-type="string" calcext:value-type="string">
            <text:p>13 février 2020</text:p>
          </table:table-cell>
          <table:table-cell table:style-name="ce2" table:formula="of:=DATEVALUE([.A26])" office:value-type="date" office:date-value="2020-02-13" calcext:value-type="date">
            <text:p>2020-02-13</text:p>
          </table:table-cell>
          <table:table-cell/>
          <table:table-cell table:style-name="ce2" office:value-type="date" office:date-value="2020-02-13" calcext:value-type="date">
            <text:p>2020-02-13</text:p>
          </table:table-cell>
        </table:table-row>
        <table:table-row table:style-name="ro1">
          <table:table-cell office:value-type="string" calcext:value-type="string">
            <text:p>13-03-2007</text:p>
          </table:table-cell>
          <table:table-cell table:style-name="ce2" table:formula="of:=DATEVALUE([.A27])" office:value-type="date" office:date-value="2007-03-13" calcext:value-type="date">
            <text:p>2007-03-13</text:p>
          </table:table-cell>
          <table:table-cell/>
          <table:table-cell table:style-name="ce2" office:value-type="date" office:date-value="2007-03-13" calcext:value-type="date">
            <text:p>2007-03-13</text:p>
          </table:table-cell>
        </table:table-row>
        <table:table-row table:style-name="ro1">
          <table:table-cell office:value-type="string" calcext:value-type="string">
            <text:p>13-09-2007</text:p>
          </table:table-cell>
          <table:table-cell table:style-name="ce2" table:formula="of:=DATEVALUE([.A28])" office:value-type="date" office:date-value="2007-09-13" calcext:value-type="date">
            <text:p>2007-09-13</text:p>
          </table:table-cell>
          <table:table-cell/>
          <table:table-cell table:style-name="ce2" office:value-type="date" office:date-value="2007-09-13" calcext:value-type="date">
            <text:p>2007-09-13</text:p>
          </table:table-cell>
        </table:table-row>
        <table:table-row table:style-name="ro1">
          <table:table-cell office:value-type="string" calcext:value-type="string">
            <text:p>13-09-2011</text:p>
          </table:table-cell>
          <table:table-cell table:style-name="ce2" table:formula="of:=DATEVALUE([.A29])" office:value-type="date" office:date-value="2011-09-13" calcext:value-type="date">
            <text:p>2011-09-13</text:p>
          </table:table-cell>
          <table:table-cell/>
          <table:table-cell table:style-name="ce2" office:value-type="date" office:date-value="2011-09-13" calcext:value-type="date">
            <text:p>2011-09-13</text:p>
          </table:table-cell>
        </table:table-row>
        <table:table-row table:style-name="ro1">
          <table:table-cell office:value-type="string" calcext:value-type="string">
            <text:p>13-11-2009</text:p>
          </table:table-cell>
          <table:table-cell table:style-name="ce2" table:formula="of:=DATEVALUE([.A30])" office:value-type="date" office:date-value="2009-11-13" calcext:value-type="date">
            <text:p>2009-11-13</text:p>
          </table:table-cell>
          <table:table-cell/>
          <table:table-cell table:style-name="ce2" office:value-type="date" office:date-value="2009-11-13" calcext:value-type="date">
            <text:p>2009-11-13</text:p>
          </table:table-cell>
        </table:table-row>
        <table:table-row table:style-name="ro1">
          <table:table-cell office:value-type="string" calcext:value-type="string">
            <text:p>14 novembre 2009</text:p>
          </table:table-cell>
          <table:table-cell table:style-name="ce2" table:formula="of:=DATEVALUE([.A31])" office:value-type="date" office:date-value="2009-11-14" calcext:value-type="date">
            <text:p>2009-11-14</text:p>
          </table:table-cell>
          <table:table-cell/>
          <table:table-cell table:style-name="ce2" office:value-type="date" office:date-value="2009-11-14" calcext:value-type="date">
            <text:p>2009-11-14</text:p>
          </table:table-cell>
        </table:table-row>
        <table:table-row table:style-name="ro1">
          <table:table-cell office:value-type="string" calcext:value-type="string">
            <text:p>14-11-2014</text:p>
          </table:table-cell>
          <table:table-cell table:style-name="ce2" table:formula="of:=DATEVALUE([.A32])" office:value-type="date" office:date-value="2014-11-14" calcext:value-type="date">
            <text:p>2014-11-14</text:p>
          </table:table-cell>
          <table:table-cell/>
          <table:table-cell table:style-name="ce2" office:value-type="date" office:date-value="2014-11-14" calcext:value-type="date">
            <text:p>2014-11-14</text:p>
          </table:table-cell>
        </table:table-row>
        <table:table-row table:style-name="ro1">
          <table:table-cell office:value-type="string" calcext:value-type="string">
            <text:p>15-06-2008</text:p>
          </table:table-cell>
          <table:table-cell table:style-name="ce2" table:formula="of:=DATEVALUE([.A33])" office:value-type="date" office:date-value="2008-06-15" calcext:value-type="date">
            <text:p>2008-06-15</text:p>
          </table:table-cell>
          <table:table-cell/>
          <table:table-cell table:style-name="ce2" office:value-type="date" office:date-value="2008-06-15" calcext:value-type="date">
            <text:p>2008-06-15</text:p>
          </table:table-cell>
        </table:table-row>
        <table:table-row table:style-name="ro1">
          <table:table-cell office:value-type="string" calcext:value-type="string">
            <text:p>15-12-2006</text:p>
          </table:table-cell>
          <table:table-cell table:style-name="ce2" table:formula="of:=DATEVALUE([.A34])" office:value-type="date" office:date-value="2006-12-15" calcext:value-type="date">
            <text:p>2006-12-15</text:p>
          </table:table-cell>
          <table:table-cell/>
          <table:table-cell table:style-name="ce2" office:value-type="date" office:date-value="2006-12-15" calcext:value-type="date">
            <text:p>2006-12-15</text:p>
          </table:table-cell>
        </table:table-row>
        <table:table-row table:style-name="ro1">
          <table:table-cell office:value-type="string" calcext:value-type="string">
            <text:p>15-12-2011</text:p>
          </table:table-cell>
          <table:table-cell table:style-name="ce2" table:formula="of:=DATEVALUE([.A35])" office:value-type="date" office:date-value="2011-12-15" calcext:value-type="date">
            <text:p>2011-12-15</text:p>
          </table:table-cell>
          <table:table-cell/>
          <table:table-cell table:style-name="ce2" office:value-type="date" office:date-value="2011-12-15" calcext:value-type="date">
            <text:p>2011-12-15</text:p>
          </table:table-cell>
        </table:table-row>
        <table:table-row table:style-name="ro1">
          <table:table-cell office:value-type="string" calcext:value-type="string">
            <text:p>16 avril 2018</text:p>
          </table:table-cell>
          <table:table-cell table:style-name="ce2" table:formula="of:=DATEVALUE([.A36])" office:value-type="date" office:date-value="2018-04-16" calcext:value-type="date">
            <text:p>2018-04-16</text:p>
          </table:table-cell>
          <table:table-cell/>
          <table:table-cell table:style-name="ce2" office:value-type="date" office:date-value="2018-04-16" calcext:value-type="date">
            <text:p>2018-04-16</text:p>
          </table:table-cell>
        </table:table-row>
        <table:table-row table:style-name="ro1">
          <table:table-cell office:value-type="string" calcext:value-type="string">
            <text:p>16 avril 2018</text:p>
          </table:table-cell>
          <table:table-cell table:style-name="ce2" table:formula="of:=DATEVALUE([.A37])" office:value-type="date" office:date-value="2018-04-16" calcext:value-type="date">
            <text:p>2018-04-16</text:p>
          </table:table-cell>
          <table:table-cell/>
          <table:table-cell table:style-name="ce2" office:value-type="date" office:date-value="2018-04-16" calcext:value-type="date">
            <text:p>2018-04-16</text:p>
          </table:table-cell>
        </table:table-row>
        <table:table-row table:style-name="ro1">
          <table:table-cell office:value-type="string" calcext:value-type="string">
            <text:p>16 avril 2018</text:p>
          </table:table-cell>
          <table:table-cell table:style-name="ce2" table:formula="of:=DATEVALUE([.A38])" office:value-type="date" office:date-value="2018-04-16" calcext:value-type="date">
            <text:p>2018-04-16</text:p>
          </table:table-cell>
          <table:table-cell/>
          <table:table-cell table:style-name="ce2" office:value-type="date" office:date-value="2018-04-16" calcext:value-type="date">
            <text:p>2018-04-16</text:p>
          </table:table-cell>
        </table:table-row>
        <table:table-row table:style-name="ro1">
          <table:table-cell office:value-type="string" calcext:value-type="string">
            <text:p>16 octobre 2016</text:p>
          </table:table-cell>
          <table:table-cell table:style-name="ce2" table:formula="of:=DATEVALUE([.A39])" office:value-type="date" office:date-value="2016-10-16" calcext:value-type="date">
            <text:p>2016-10-16</text:p>
          </table:table-cell>
          <table:table-cell/>
          <table:table-cell table:style-name="ce2" office:value-type="date" office:date-value="2016-10-16" calcext:value-type="date">
            <text:p>2016-10-16</text:p>
          </table:table-cell>
        </table:table-row>
        <table:table-row table:style-name="ro1">
          <table:table-cell office:value-type="string" calcext:value-type="string">
            <text:p>16-02-2018</text:p>
          </table:table-cell>
          <table:table-cell table:style-name="ce2" table:formula="of:=DATEVALUE([.A40])" office:value-type="date" office:date-value="2018-02-16" calcext:value-type="date">
            <text:p>2018-02-16</text:p>
          </table:table-cell>
          <table:table-cell/>
          <table:table-cell table:style-name="ce2" office:value-type="date" office:date-value="2018-02-16" calcext:value-type="date">
            <text:p>2018-02-16</text:p>
          </table:table-cell>
        </table:table-row>
        <table:table-row table:style-name="ro1">
          <table:table-cell office:value-type="string" calcext:value-type="string">
            <text:p>16-03-2016</text:p>
          </table:table-cell>
          <table:table-cell table:style-name="ce2" table:formula="of:=DATEVALUE([.A41])" office:value-type="date" office:date-value="2016-03-16" calcext:value-type="date">
            <text:p>2016-03-16</text:p>
          </table:table-cell>
          <table:table-cell/>
          <table:table-cell table:style-name="ce2" office:value-type="date" office:date-value="2016-03-16" calcext:value-type="date">
            <text:p>2016-03-16</text:p>
          </table:table-cell>
        </table:table-row>
        <table:table-row table:style-name="ro1">
          <table:table-cell office:value-type="string" calcext:value-type="string">
            <text:p>17-03-1981</text:p>
          </table:table-cell>
          <table:table-cell table:style-name="ce2" table:formula="of:=DATEVALUE([.A42])" office:value-type="date" office:date-value="1981-03-17" calcext:value-type="date">
            <text:p>1981-03-17</text:p>
          </table:table-cell>
          <table:table-cell/>
          <table:table-cell table:style-name="ce2" office:value-type="date" office:date-value="1981-03-17" calcext:value-type="date">
            <text:p>1981-03-17</text:p>
          </table:table-cell>
        </table:table-row>
        <table:table-row table:style-name="ro1">
          <table:table-cell office:value-type="string" calcext:value-type="string">
            <text:p>17-03-2011</text:p>
          </table:table-cell>
          <table:table-cell table:style-name="ce2" table:formula="of:=DATEVALUE([.A43])" office:value-type="date" office:date-value="2011-03-17" calcext:value-type="date">
            <text:p>2011-03-17</text:p>
          </table:table-cell>
          <table:table-cell/>
          <table:table-cell table:style-name="ce2" office:value-type="date" office:date-value="2011-03-17" calcext:value-type="date">
            <text:p>2011-03-17</text:p>
          </table:table-cell>
        </table:table-row>
        <table:table-row table:style-name="ro1">
          <table:table-cell office:value-type="string" calcext:value-type="string">
            <text:p>19 Octobre 2012</text:p>
          </table:table-cell>
          <table:table-cell table:style-name="ce2" table:formula="of:=DATEVALUE([.A44])" office:value-type="date" office:date-value="2012-10-19" calcext:value-type="date">
            <text:p>2012-10-19</text:p>
          </table:table-cell>
          <table:table-cell/>
          <table:table-cell table:style-name="ce2" office:value-type="date" office:date-value="2012-10-19" calcext:value-type="date">
            <text:p>2012-10-19</text:p>
          </table:table-cell>
        </table:table-row>
        <table:table-row table:style-name="ro1">
          <table:table-cell office:value-type="string" calcext:value-type="string">
            <text:p>18 mars 2015</text:p>
          </table:table-cell>
          <table:table-cell table:style-name="ce2" table:formula="of:=DATEVALUE([.A45])" office:value-type="date" office:date-value="2015-03-18" calcext:value-type="date">
            <text:p>2015-03-18</text:p>
          </table:table-cell>
          <table:table-cell/>
          <table:table-cell table:style-name="ce2" office:value-type="date" office:date-value="2015-03-18" calcext:value-type="date">
            <text:p>2015-03-18</text:p>
          </table:table-cell>
        </table:table-row>
        <table:table-row table:style-name="ro1">
          <table:table-cell office:value-type="string" calcext:value-type="string">
            <text:p>18-11-2012</text:p>
          </table:table-cell>
          <table:table-cell table:style-name="ce2" table:formula="of:=DATEVALUE([.A46])" office:value-type="date" office:date-value="2012-11-18" calcext:value-type="date">
            <text:p>2012-11-18</text:p>
          </table:table-cell>
          <table:table-cell/>
          <table:table-cell table:style-name="ce2" office:value-type="date" office:date-value="2012-11-18" calcext:value-type="date">
            <text:p>2012-11-18</text:p>
          </table:table-cell>
        </table:table-row>
        <table:table-row table:style-name="ro1">
          <table:table-cell office:value-type="string" calcext:value-type="string">
            <text:p>2 juin 2017</text:p>
          </table:table-cell>
          <table:table-cell table:style-name="ce2" table:formula="of:=DATEVALUE([.A47])" office:value-type="date" office:date-value="2017-06-02" calcext:value-type="date">
            <text:p>2017-06-02</text:p>
          </table:table-cell>
          <table:table-cell/>
          <table:table-cell table:style-name="ce2" office:value-type="date" office:date-value="2017-06-02" calcext:value-type="date">
            <text:p>2017-06-02</text:p>
          </table:table-cell>
        </table:table-row>
        <table:table-row table:style-name="ro1">
          <table:table-cell office:value-type="string" calcext:value-type="string">
            <text:p>2 juin 2018</text:p>
          </table:table-cell>
          <table:table-cell table:style-name="ce2" table:formula="of:=DATEVALUE([.A48])" office:value-type="date" office:date-value="2018-06-02" calcext:value-type="date">
            <text:p>2018-06-02</text:p>
          </table:table-cell>
          <table:table-cell/>
          <table:table-cell table:style-name="ce2" office:value-type="date" office:date-value="2018-06-02" calcext:value-type="date">
            <text:p>2018-06-02</text:p>
          </table:table-cell>
        </table:table-row>
        <table:table-row table:style-name="ro1">
          <table:table-cell office:value-type="string" calcext:value-type="string">
            <text:p>2 mars 2012</text:p>
          </table:table-cell>
          <table:table-cell table:style-name="ce2" table:formula="of:=DATEVALUE([.A49])" office:value-type="date" office:date-value="2012-03-02" calcext:value-type="date">
            <text:p>2012-03-02</text:p>
          </table:table-cell>
          <table:table-cell/>
          <table:table-cell table:style-name="ce2" office:value-type="date" office:date-value="2012-03-02" calcext:value-type="date">
            <text:p>2012-03-02</text:p>
          </table:table-cell>
        </table:table-row>
        <table:table-row table:style-name="ro1">
          <table:table-cell office:value-type="string" calcext:value-type="string">
            <text:p>2 mars 2012</text:p>
          </table:table-cell>
          <table:table-cell table:style-name="ce2" table:formula="of:=DATEVALUE([.A50])" office:value-type="date" office:date-value="2012-03-02" calcext:value-type="date">
            <text:p>2012-03-02</text:p>
          </table:table-cell>
          <table:table-cell/>
          <table:table-cell table:style-name="ce2" office:value-type="date" office:date-value="2012-03-02" calcext:value-type="date">
            <text:p>2012-03-02</text:p>
          </table:table-cell>
        </table:table-row>
        <table:table-row table:style-name="ro1">
          <table:table-cell office:value-type="string" calcext:value-type="string">
            <text:p>2 mars 2015</text:p>
          </table:table-cell>
          <table:table-cell table:style-name="ce2" table:formula="of:=DATEVALUE([.A51])" office:value-type="date" office:date-value="2015-03-02" calcext:value-type="date">
            <text:p>2015-03-02</text:p>
          </table:table-cell>
          <table:table-cell/>
          <table:table-cell table:style-name="ce2" office:value-type="date" office:date-value="2015-03-02" calcext:value-type="date">
            <text:p>2015-03-02</text:p>
          </table:table-cell>
        </table:table-row>
        <table:table-row table:style-name="ro1">
          <table:table-cell office:value-type="string" calcext:value-type="string">
            <text:p>20 novembre 2020</text:p>
          </table:table-cell>
          <table:table-cell table:style-name="ce2" table:formula="of:=DATEVALUE([.A52])" office:value-type="date" office:date-value="2020-11-20" calcext:value-type="date">
            <text:p>2020-11-20</text:p>
          </table:table-cell>
          <table:table-cell/>
          <table:table-cell table:style-name="ce2" office:value-type="date" office:date-value="2020-11-20" calcext:value-type="date">
            <text:p>2020-11-20</text:p>
          </table:table-cell>
        </table:table-row>
        <table:table-row table:style-name="ro1">
          <table:table-cell office:value-type="string" calcext:value-type="string">
            <text:p>20-06-2014</text:p>
          </table:table-cell>
          <table:table-cell table:style-name="ce2" table:formula="of:=DATEVALUE([.A53])" office:value-type="date" office:date-value="2014-06-20" calcext:value-type="date">
            <text:p>2014-06-20</text:p>
          </table:table-cell>
          <table:table-cell/>
          <table:table-cell table:style-name="ce2" office:value-type="date" office:date-value="2014-06-20" calcext:value-type="date">
            <text:p>2014-06-20</text:p>
          </table:table-cell>
        </table:table-row>
        <table:table-row table:style-name="ro1">
          <table:table-cell office:value-type="string" calcext:value-type="string">
            <text:p>2003-11-01</text:p>
          </table:table-cell>
          <table:table-cell table:style-name="ce2" table:formula="of:=DATEVALUE([.A54])" office:value-type="date" office:date-value="2003-11-01" calcext:value-type="date">
            <text:p>2003-11-01</text:p>
          </table:table-cell>
          <table:table-cell/>
          <table:table-cell table:style-name="ce2" office:value-type="date" office:date-value="2003-11-01" calcext:value-type="date">
            <text:p>2003-11-01</text:p>
          </table:table-cell>
        </table:table-row>
        <table:table-row table:style-name="ro1">
          <table:table-cell office:value-type="string" calcext:value-type="string">
            <text:p>2004-08-01</text:p>
          </table:table-cell>
          <table:table-cell table:style-name="ce2" table:formula="of:=DATEVALUE([.A55])" office:value-type="date" office:date-value="2004-08-01" calcext:value-type="date">
            <text:p>2004-08-01</text:p>
          </table:table-cell>
          <table:table-cell/>
          <table:table-cell table:style-name="ce2" office:value-type="date" office:date-value="2004-08-01" calcext:value-type="date">
            <text:p>2004-08-01</text:p>
          </table:table-cell>
        </table:table-row>
        <table:table-row table:style-name="ro1">
          <table:table-cell office:value-type="string" calcext:value-type="string">
            <text:p>2005-02-01</text:p>
          </table:table-cell>
          <table:table-cell table:style-name="ce2" table:formula="of:=DATEVALUE([.A56])" office:value-type="date" office:date-value="2005-02-01" calcext:value-type="date">
            <text:p>2005-02-01</text:p>
          </table:table-cell>
          <table:table-cell/>
          <table:table-cell table:style-name="ce2" office:value-type="date" office:date-value="2005-02-01" calcext:value-type="date">
            <text:p>2005-02-01</text:p>
          </table:table-cell>
        </table:table-row>
        <table:table-row table:style-name="ro1">
          <table:table-cell office:value-type="string" calcext:value-type="string">
            <text:p>2008-06-01</text:p>
          </table:table-cell>
          <table:table-cell table:style-name="ce2" table:formula="of:=DATEVALUE([.A57])" office:value-type="date" office:date-value="2008-06-01" calcext:value-type="date">
            <text:p>2008-06-01</text:p>
          </table:table-cell>
          <table:table-cell/>
          <table:table-cell table:style-name="ce2" office:value-type="date" office:date-value="2008-06-01" calcext:value-type="date">
            <text:p>2008-06-01</text:p>
          </table:table-cell>
        </table:table-row>
        <table:table-row table:style-name="ro1">
          <table:table-cell office:value-type="string" calcext:value-type="string">
            <text:p>2009-11-17</text:p>
          </table:table-cell>
          <table:table-cell table:style-name="ce2" table:formula="of:=DATEVALUE([.A58])" office:value-type="date" office:date-value="2009-11-17" calcext:value-type="date">
            <text:p>2009-11-17</text:p>
          </table:table-cell>
          <table:table-cell/>
          <table:table-cell table:style-name="ce2" office:value-type="date" office:date-value="2009-11-17" calcext:value-type="date">
            <text:p>2009-11-17</text:p>
          </table:table-cell>
        </table:table-row>
        <table:table-row table:style-name="ro1">
          <table:table-cell office:value-type="string" calcext:value-type="string">
            <text:p>2010-03-01</text:p>
          </table:table-cell>
          <table:table-cell table:style-name="ce2" table:formula="of:=DATEVALUE([.A59])" office:value-type="date" office:date-value="2010-03-01" calcext:value-type="date">
            <text:p>2010-03-01</text:p>
          </table:table-cell>
          <table:table-cell/>
          <table:table-cell table:style-name="ce2" office:value-type="date" office:date-value="2010-03-01" calcext:value-type="date">
            <text:p>2010-03-01</text:p>
          </table:table-cell>
        </table:table-row>
        <table:table-row table:style-name="ro1">
          <table:table-cell office:value-type="string" calcext:value-type="string">
            <text:p>2010-04-22</text:p>
          </table:table-cell>
          <table:table-cell table:style-name="ce2" table:formula="of:=DATEVALUE([.A60])" office:value-type="date" office:date-value="2010-04-22" calcext:value-type="date">
            <text:p>2010-04-22</text:p>
          </table:table-cell>
          <table:table-cell/>
          <table:table-cell table:style-name="ce2" office:value-type="date" office:date-value="2010-04-22" calcext:value-type="date">
            <text:p>2010-04-22</text:p>
          </table:table-cell>
        </table:table-row>
        <table:table-row table:style-name="ro1">
          <table:table-cell office:value-type="string" calcext:value-type="string">
            <text:p>2010-07-01</text:p>
          </table:table-cell>
          <table:table-cell table:style-name="ce2" table:formula="of:=DATEVALUE([.A61])" office:value-type="date" office:date-value="2010-07-01" calcext:value-type="date">
            <text:p>2010-07-01</text:p>
          </table:table-cell>
          <table:table-cell/>
          <table:table-cell table:style-name="ce2" office:value-type="date" office:date-value="2010-07-01" calcext:value-type="date">
            <text:p>2010-07-01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table:style-name="ce2" table:formula="of:=DATEVALUE([.A62])" office:value-type="date" office:date-value="2011-03-01" calcext:value-type="date">
            <text:p>2011-03-01</text:p>
          </table:table-cell>
          <table:table-cell/>
          <table:table-cell table:style-name="ce2" office:value-type="date" office:date-value="2011-03-01" calcext:value-type="date">
            <text:p>2011-03-01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table:style-name="ce2" table:formula="of:=[.A63]" office:value-type="string" office:string-value="2011-11" calcext:value-type="string">
            <text:p>2011-11</text:p>
          </table:table-cell>
          <table:table-cell/>
          <table:table-cell office:value-type="string" calcext:value-type="string">
            <text:p>2011-11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table:style-name="ce2" table:formula="of:=[.A64]" office:value-type="string" office:string-value="2012-04" calcext:value-type="string">
            <text:p>2012-04</text:p>
          </table:table-cell>
          <table:table-cell/>
          <table:table-cell office:value-type="string" calcext:value-type="string">
            <text:p>2012-04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table:style-name="ce2" table:formula="of:=[.A65]" office:value-type="string" office:string-value="2012-05" calcext:value-type="string">
            <text:p>2012-05</text:p>
          </table:table-cell>
          <table:table-cell/>
          <table:table-cell office:value-type="string" calcext:value-type="string">
            <text:p>2012-05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table:style-name="ce2" table:formula="of:=[.A66]" office:value-type="string" office:string-value="2012-05" calcext:value-type="string">
            <text:p>2012-05</text:p>
          </table:table-cell>
          <table:table-cell/>
          <table:table-cell office:value-type="string" calcext:value-type="string">
            <text:p>2012-05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table:style-name="ce2" table:formula="of:=[.A67]" office:value-type="string" office:string-value="2012-12" calcext:value-type="string">
            <text:p>2012-12</text:p>
          </table:table-cell>
          <table:table-cell/>
          <table:table-cell office:value-type="string" calcext:value-type="string">
            <text:p>2012-12</text:p>
          </table:table-cell>
        </table:table-row>
        <table:table-row table:style-name="ro1">
          <table:table-cell office:value-type="string" calcext:value-type="string">
            <text:p>2013-1-1</text:p>
          </table:table-cell>
          <table:table-cell table:style-name="ce2" table:formula="of:=DATEVALUE([.A68])" office:value-type="date" office:date-value="2013-01-01" calcext:value-type="date">
            <text:p>2013-01-01</text:p>
          </table:table-cell>
          <table:table-cell/>
          <table:table-cell table:style-name="ce2" office:value-type="date" office:date-value="2013-01-01" calcext:value-type="date">
            <text:p>2013-01-01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table:style-name="ce2" table:formula="of:=[.A69]" office:value-type="string" office:string-value="2013-11" calcext:value-type="string">
            <text:p>2013-11</text:p>
          </table:table-cell>
          <table:table-cell/>
          <table:table-cell office:value-type="string" calcext:value-type="string">
            <text:p>2013-11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table:style-name="ce2" table:formula="of:=[.A70]" office:value-type="string" office:string-value="2016-05" calcext:value-type="string">
            <text:p>2016-05</text:p>
          </table:table-cell>
          <table:table-cell/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table:style-name="ce2" table:formula="of:=[.A71]" office:value-type="string" office:string-value="2016-06" calcext:value-type="string">
            <text:p>2016-06</text:p>
          </table:table-cell>
          <table:table-cell/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table:style-name="ce2" table:formula="of:=[.A72]" office:value-type="string" office:string-value="2017-04" calcext:value-type="string">
            <text:p>2017-04</text:p>
          </table:table-cell>
          <table:table-cell/>
          <table:table-cell office:value-type="string" calcext:value-type="string">
            <text:p>2017-04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table:style-name="ce2" table:formula="of:=[.A73]" office:value-type="string" office:string-value="2017-05" calcext:value-type="string">
            <text:p>2017-05</text:p>
          </table:table-cell>
          <table:table-cell/>
          <table:table-cell office:value-type="string" calcext:value-type="string">
            <text:p>2017-05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table:style-name="ce2" table:formula="of:=[.A74]" office:value-type="string" office:string-value="2017-05" calcext:value-type="string">
            <text:p>2017-05</text:p>
          </table:table-cell>
          <table:table-cell/>
          <table:table-cell office:value-type="string" calcext:value-type="string">
            <text:p>2017-05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table:style-name="ce2" table:formula="of:=[.A75]" office:value-type="string" office:string-value="2017-08" calcext:value-type="string">
            <text:p>2017-08</text:p>
          </table:table-cell>
          <table:table-cell/>
          <table:table-cell office:value-type="string" calcext:value-type="string">
            <text:p>2017-08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table:style-name="ce2" table:formula="of:=[.A76]" office:value-type="string" office:string-value="2018-05" calcext:value-type="string">
            <text:p>2018-05</text:p>
          </table:table-cell>
          <table:table-cell/>
          <table:table-cell office:value-type="string" calcext:value-type="string">
            <text:p>2018-05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 table:style-name="ce2" table:formula="of:=[.A77]" office:value-type="string" office:string-value="2018-06" calcext:value-type="string">
            <text:p>2018-06</text:p>
          </table:table-cell>
          <table:table-cell/>
          <table:table-cell office:value-type="string" calcext:value-type="string">
            <text:p>2018-06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table:style-name="ce2" table:formula="of:=DATEVALUE([.A78])" office:value-type="date" office:date-value="2018-12-18" calcext:value-type="date">
            <text:p>2018-12-18</text:p>
          </table:table-cell>
          <table:table-cell/>
          <table:table-cell table:style-name="ce2" office:value-type="date" office:date-value="2018-12-18" calcext:value-type="date">
            <text:p>2018-12-18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table:style-name="ce2" table:formula="of:=[.A79]" office:value-type="string" office:string-value="2019-07" calcext:value-type="string">
            <text:p>2019-07</text:p>
          </table:table-cell>
          <table:table-cell/>
          <table:table-cell office:value-type="string" calcext:value-type="string">
            <text:p>2019-07</text:p>
          </table:table-cell>
        </table:table-row>
        <table:table-row table:style-name="ro1">
          <table:table-cell office:value-type="string" calcext:value-type="string">
            <text:p>21 décembre 1992</text:p>
          </table:table-cell>
          <table:table-cell table:style-name="ce2" table:formula="of:=DATEVALUE([.A80])" office:value-type="date" office:date-value="1992-12-21" calcext:value-type="date">
            <text:p>1992-12-21</text:p>
          </table:table-cell>
          <table:table-cell/>
          <table:table-cell table:style-name="ce2" office:value-type="date" office:date-value="1992-12-21" calcext:value-type="date">
            <text:p>1992-12-21</text:p>
          </table:table-cell>
        </table:table-row>
        <table:table-row table:style-name="ro1">
          <table:table-cell office:value-type="string" calcext:value-type="string">
            <text:p>21 septembre 1999</text:p>
          </table:table-cell>
          <table:table-cell table:style-name="ce2" table:formula="of:=DATEVALUE([.A81])" office:value-type="date" office:date-value="1999-09-21" calcext:value-type="date">
            <text:p>1999-09-21</text:p>
          </table:table-cell>
          <table:table-cell/>
          <table:table-cell table:style-name="ce2" office:value-type="date" office:date-value="1999-09-21" calcext:value-type="date">
            <text:p>1999-09-21</text:p>
          </table:table-cell>
        </table:table-row>
        <table:table-row table:style-name="ro1">
          <table:table-cell office:value-type="string" calcext:value-type="string">
            <text:p>21 septembre 2018</text:p>
          </table:table-cell>
          <table:table-cell table:style-name="ce2" table:formula="of:=DATEVALUE([.A82])" office:value-type="date" office:date-value="2018-09-21" calcext:value-type="date">
            <text:p>2018-09-21</text:p>
          </table:table-cell>
          <table:table-cell/>
          <table:table-cell table:style-name="ce2" office:value-type="date" office:date-value="2018-09-21" calcext:value-type="date">
            <text:p>2018-09-21</text:p>
          </table:table-cell>
        </table:table-row>
        <table:table-row table:style-name="ro1">
          <table:table-cell office:value-type="string" calcext:value-type="string">
            <text:p>21 septembre 2018</text:p>
          </table:table-cell>
          <table:table-cell table:style-name="ce2" table:formula="of:=DATEVALUE([.A83])" office:value-type="date" office:date-value="2018-09-21" calcext:value-type="date">
            <text:p>2018-09-21</text:p>
          </table:table-cell>
          <table:table-cell/>
          <table:table-cell table:style-name="ce2" office:value-type="date" office:date-value="2018-09-21" calcext:value-type="date">
            <text:p>2018-09-21</text:p>
          </table:table-cell>
        </table:table-row>
        <table:table-row table:style-name="ro1">
          <table:table-cell office:value-type="string" calcext:value-type="string">
            <text:p>23 mars 1995</text:p>
          </table:table-cell>
          <table:table-cell table:style-name="ce2" table:formula="of:=DATEVALUE([.A84])" office:value-type="date" office:date-value="1995-03-23" calcext:value-type="date">
            <text:p>1995-03-23</text:p>
          </table:table-cell>
          <table:table-cell/>
          <table:table-cell table:style-name="ce2" office:value-type="date" office:date-value="1995-03-23" calcext:value-type="date">
            <text:p>1995-03-23</text:p>
          </table:table-cell>
        </table:table-row>
        <table:table-row table:style-name="ro1">
          <table:table-cell office:value-type="string" calcext:value-type="string">
            <text:p>23-09-2008</text:p>
          </table:table-cell>
          <table:table-cell table:style-name="ce2" table:formula="of:=DATEVALUE([.A85])" office:value-type="date" office:date-value="2008-09-23" calcext:value-type="date">
            <text:p>2008-09-23</text:p>
          </table:table-cell>
          <table:table-cell/>
          <table:table-cell table:style-name="ce2" office:value-type="date" office:date-value="2008-09-23" calcext:value-type="date">
            <text:p>2008-09-23</text:p>
          </table:table-cell>
        </table:table-row>
        <table:table-row table:style-name="ro1">
          <table:table-cell office:value-type="string" calcext:value-type="string">
            <text:p>23-09-2010</text:p>
          </table:table-cell>
          <table:table-cell table:style-name="ce2" table:formula="of:=DATEVALUE([.A86])" office:value-type="date" office:date-value="2010-09-23" calcext:value-type="date">
            <text:p>2010-09-23</text:p>
          </table:table-cell>
          <table:table-cell/>
          <table:table-cell table:style-name="ce2" office:value-type="date" office:date-value="2010-09-23" calcext:value-type="date">
            <text:p>2010-09-23</text:p>
          </table:table-cell>
        </table:table-row>
        <table:table-row table:style-name="ro1">
          <table:table-cell office:value-type="string" calcext:value-type="string">
            <text:p>25-05-2009</text:p>
          </table:table-cell>
          <table:table-cell table:style-name="ce2" table:formula="of:=DATEVALUE([.A87])" office:value-type="date" office:date-value="2009-05-25" calcext:value-type="date">
            <text:p>2009-05-25</text:p>
          </table:table-cell>
          <table:table-cell/>
          <table:table-cell table:style-name="ce2" office:value-type="date" office:date-value="2009-05-25" calcext:value-type="date">
            <text:p>2009-05-25</text:p>
          </table:table-cell>
        </table:table-row>
        <table:table-row table:style-name="ro1">
          <table:table-cell office:value-type="string" calcext:value-type="string">
            <text:p>25-09-2020</text:p>
          </table:table-cell>
          <table:table-cell table:style-name="ce2" table:formula="of:=DATEVALUE([.A88])" office:value-type="date" office:date-value="2020-09-25" calcext:value-type="date">
            <text:p>2020-09-25</text:p>
          </table:table-cell>
          <table:table-cell/>
          <table:table-cell table:style-name="ce2" office:value-type="date" office:date-value="2020-09-25" calcext:value-type="date">
            <text:p>2020-09-25</text:p>
          </table:table-cell>
        </table:table-row>
        <table:table-row table:style-name="ro1">
          <table:table-cell office:value-type="string" calcext:value-type="string">
            <text:p>26 mars 2009</text:p>
          </table:table-cell>
          <table:table-cell table:style-name="ce2" table:formula="of:=DATEVALUE([.A89])" office:value-type="date" office:date-value="2009-03-26" calcext:value-type="date">
            <text:p>2009-03-26</text:p>
          </table:table-cell>
          <table:table-cell/>
          <table:table-cell table:style-name="ce2" office:value-type="date" office:date-value="2009-03-26" calcext:value-type="date">
            <text:p>2009-03-26</text:p>
          </table:table-cell>
        </table:table-row>
        <table:table-row table:style-name="ro1">
          <table:table-cell office:value-type="string" calcext:value-type="string">
            <text:p>26-01-2015</text:p>
          </table:table-cell>
          <table:table-cell table:style-name="ce2" table:formula="of:=DATEVALUE([.A90])" office:value-type="date" office:date-value="2015-01-26" calcext:value-type="date">
            <text:p>2015-01-26</text:p>
          </table:table-cell>
          <table:table-cell/>
          <table:table-cell table:style-name="ce2" office:value-type="date" office:date-value="2015-01-26" calcext:value-type="date">
            <text:p>2015-01-26</text:p>
          </table:table-cell>
        </table:table-row>
        <table:table-row table:style-name="ro1">
          <table:table-cell office:value-type="string" calcext:value-type="string">
            <text:p>27 janvier 2016</text:p>
          </table:table-cell>
          <table:table-cell table:style-name="ce2" table:formula="of:=DATEVALUE([.A91])" office:value-type="date" office:date-value="2016-01-27" calcext:value-type="date">
            <text:p>2016-01-27</text:p>
          </table:table-cell>
          <table:table-cell/>
          <table:table-cell table:style-name="ce2" office:value-type="date" office:date-value="2016-01-27" calcext:value-type="date">
            <text:p>2016-01-27</text:p>
          </table:table-cell>
        </table:table-row>
        <table:table-row table:style-name="ro1">
          <table:table-cell office:value-type="string" calcext:value-type="string">
            <text:p>28 novembre 2018</text:p>
          </table:table-cell>
          <table:table-cell table:style-name="ce2" table:formula="of:=DATEVALUE([.A92])" office:value-type="date" office:date-value="2018-11-28" calcext:value-type="date">
            <text:p>2018-11-28</text:p>
          </table:table-cell>
          <table:table-cell/>
          <table:table-cell table:style-name="ce2" office:value-type="date" office:date-value="2018-11-28" calcext:value-type="date">
            <text:p>2018-11-28</text:p>
          </table:table-cell>
        </table:table-row>
        <table:table-row table:style-name="ro1">
          <table:table-cell office:value-type="string" calcext:value-type="string">
            <text:p>3 février 2010</text:p>
          </table:table-cell>
          <table:table-cell table:style-name="ce2" table:formula="of:=DATEVALUE([.A93])" office:value-type="date" office:date-value="2010-02-03" calcext:value-type="date">
            <text:p>2010-02-03</text:p>
          </table:table-cell>
          <table:table-cell/>
          <table:table-cell table:style-name="ce2" office:value-type="date" office:date-value="2010-02-03" calcext:value-type="date">
            <text:p>2010-02-03</text:p>
          </table:table-cell>
        </table:table-row>
        <table:table-row table:style-name="ro1">
          <table:table-cell office:value-type="string" calcext:value-type="string">
            <text:p>3 mars 2015</text:p>
          </table:table-cell>
          <table:table-cell table:style-name="ce2" table:formula="of:=DATEVALUE([.A94])" office:value-type="date" office:date-value="2015-03-03" calcext:value-type="date">
            <text:p>2015-03-03</text:p>
          </table:table-cell>
          <table:table-cell/>
          <table:table-cell table:style-name="ce2" office:value-type="date" office:date-value="2015-03-03" calcext:value-type="date">
            <text:p>2015-03-03</text:p>
          </table:table-cell>
        </table:table-row>
        <table:table-row table:style-name="ro1">
          <table:table-cell office:value-type="string" calcext:value-type="string">
            <text:p>3 septembre 2015</text:p>
          </table:table-cell>
          <table:table-cell table:style-name="ce2" table:formula="of:=DATEVALUE([.A95])" office:value-type="date" office:date-value="2015-09-03" calcext:value-type="date">
            <text:p>2015-09-03</text:p>
          </table:table-cell>
          <table:table-cell/>
          <table:table-cell table:style-name="ce2" office:value-type="date" office:date-value="2015-09-03" calcext:value-type="date">
            <text:p>2015-09-03</text:p>
          </table:table-cell>
        </table:table-row>
        <table:table-row table:style-name="ro1">
          <table:table-cell office:value-type="string" calcext:value-type="string">
            <text:p>30 mai 2013</text:p>
          </table:table-cell>
          <table:table-cell table:style-name="ce2" table:formula="of:=DATEVALUE([.A96])" office:value-type="date" office:date-value="2013-05-30" calcext:value-type="date">
            <text:p>2013-05-30</text:p>
          </table:table-cell>
          <table:table-cell/>
          <table:table-cell table:style-name="ce2" office:value-type="date" office:date-value="2013-05-30" calcext:value-type="date">
            <text:p>2013-05-30</text:p>
          </table:table-cell>
        </table:table-row>
        <table:table-row table:style-name="ro1">
          <table:table-cell office:value-type="string" calcext:value-type="string">
            <text:p>30 mars 2009</text:p>
          </table:table-cell>
          <table:table-cell table:style-name="ce2" table:formula="of:=DATEVALUE([.A97])" office:value-type="date" office:date-value="2009-03-30" calcext:value-type="date">
            <text:p>2009-03-30</text:p>
          </table:table-cell>
          <table:table-cell/>
          <table:table-cell table:style-name="ce2" office:value-type="date" office:date-value="2009-03-30" calcext:value-type="date">
            <text:p>2009-03-30</text:p>
          </table:table-cell>
        </table:table-row>
        <table:table-row table:style-name="ro1">
          <table:table-cell office:value-type="string" calcext:value-type="string">
            <text:p>4 avril 2018</text:p>
          </table:table-cell>
          <table:table-cell table:style-name="ce2" table:formula="of:=DATEVALUE([.A98])" office:value-type="date" office:date-value="2018-04-04" calcext:value-type="date">
            <text:p>2018-04-04</text:p>
          </table:table-cell>
          <table:table-cell/>
          <table:table-cell table:style-name="ce2" office:value-type="date" office:date-value="2018-04-04" calcext:value-type="date">
            <text:p>2018-04-04</text:p>
          </table:table-cell>
        </table:table-row>
        <table:table-row table:style-name="ro1">
          <table:table-cell office:value-type="string" calcext:value-type="string">
            <text:p>4 décembre 2014</text:p>
          </table:table-cell>
          <table:table-cell table:style-name="ce2" table:formula="of:=DATEVALUE([.A99])" office:value-type="date" office:date-value="2014-12-04" calcext:value-type="date">
            <text:p>2014-12-04</text:p>
          </table:table-cell>
          <table:table-cell/>
          <table:table-cell table:style-name="ce2" office:value-type="date" office:date-value="2014-12-04" calcext:value-type="date">
            <text:p>2014-12-04</text:p>
          </table:table-cell>
        </table:table-row>
        <table:table-row table:style-name="ro1">
          <table:table-cell office:value-type="string" calcext:value-type="string">
            <text:p>4 novembre 2016</text:p>
          </table:table-cell>
          <table:table-cell table:style-name="ce2" table:formula="of:=DATEVALUE([.A100])" office:value-type="date" office:date-value="2016-11-04" calcext:value-type="date">
            <text:p>2016-11-04</text:p>
          </table:table-cell>
          <table:table-cell/>
          <table:table-cell table:style-name="ce2" office:value-type="date" office:date-value="2016-11-04" calcext:value-type="date">
            <text:p>2016-11-04</text:p>
          </table:table-cell>
        </table:table-row>
        <table:table-row table:style-name="ro1">
          <table:table-cell office:value-type="string" calcext:value-type="string">
            <text:p>5 mars 2008</text:p>
          </table:table-cell>
          <table:table-cell table:style-name="ce2" table:formula="of:=DATEVALUE([.A101])" office:value-type="date" office:date-value="2008-03-05" calcext:value-type="date">
            <text:p>2008-03-05</text:p>
          </table:table-cell>
          <table:table-cell/>
          <table:table-cell table:style-name="ce2" office:value-type="date" office:date-value="2008-03-05" calcext:value-type="date">
            <text:p>2008-03-05</text:p>
          </table:table-cell>
        </table:table-row>
        <table:table-row table:style-name="ro1">
          <table:table-cell office:value-type="string" calcext:value-type="string">
            <text:p>5 mars 2016</text:p>
          </table:table-cell>
          <table:table-cell table:style-name="ce2" table:formula="of:=DATEVALUE([.A102])" office:value-type="date" office:date-value="2016-03-05" calcext:value-type="date">
            <text:p>2016-03-05</text:p>
          </table:table-cell>
          <table:table-cell/>
          <table:table-cell table:style-name="ce2" office:value-type="date" office:date-value="2016-03-05" calcext:value-type="date">
            <text:p>2016-03-05</text:p>
          </table:table-cell>
        </table:table-row>
        <table:table-row table:style-name="ro1">
          <table:table-cell office:value-type="string" calcext:value-type="string">
            <text:p>5 septembre 2014</text:p>
          </table:table-cell>
          <table:table-cell table:style-name="ce2" table:formula="of:=DATEVALUE([.A103])" office:value-type="date" office:date-value="2014-09-05" calcext:value-type="date">
            <text:p>2014-09-05</text:p>
          </table:table-cell>
          <table:table-cell/>
          <table:table-cell table:style-name="ce2" office:value-type="date" office:date-value="2014-09-05" calcext:value-type="date">
            <text:p>2014-09-05</text:p>
          </table:table-cell>
        </table:table-row>
        <table:table-row table:style-name="ro1">
          <table:table-cell office:value-type="string" calcext:value-type="string">
            <text:p>8 décembre 2009</text:p>
          </table:table-cell>
          <table:table-cell table:style-name="ce2" table:formula="of:=DATEVALUE([.A104])" office:value-type="date" office:date-value="2009-12-08" calcext:value-type="date">
            <text:p>2009-12-08</text:p>
          </table:table-cell>
          <table:table-cell/>
          <table:table-cell table:style-name="ce2" office:value-type="date" office:date-value="2009-12-08" calcext:value-type="date">
            <text:p>2009-12-08</text:p>
          </table:table-cell>
        </table:table-row>
        <table:table-row table:style-name="ro1" table:number-rows-repeated="10484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Szoniecky</meta:initial-creator>
    <meta:creation-date>2024-04-16T07:13:53.383104302</meta:creation-date>
    <dc:date>2024-04-16T07:33:46.652178831</dc:date>
    <dc:creator>Samuel Szoniecky</dc:creator>
    <meta:editing-duration>PT19M53S</meta:editing-duration>
    <meta:editing-cycles>1</meta:editing-cycles>
    <meta:document-statistic meta:table-count="1" meta:cell-count="312" meta:object-count="0"/>
    <meta:generator>LibreOffice/7.6.2.1$MacOSX_AARCH64 LibreOffice_project/56f7684011345957bbf33a7ee678afaf4d2ba333</meta:generator>
  </office:meta>
</office:document-meta>
</file>